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4.0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58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fo:min-height="0.958cm"/>
    </style:style>
    <style:style style:name="gr7" style:family="graphic" style:parent-style-name="standard">
      <style:graphic-properties draw:stroke="none" svg:stroke-color="#000000" draw:fill="none" draw:fill-color="#ffffff" fo:min-height="1.111cm"/>
    </style:style>
    <style:style style:name="gr8" style:family="graphic" style:parent-style-name="standard">
      <style:graphic-properties draw:stroke="none" svg:stroke-color="#000000" draw:fill="none" draw:fill-color="#ffffff" fo:min-height="1.28cm"/>
    </style:style>
    <style:style style:name="gr9" style:family="graphic" style:parent-style-name="standard">
      <style:graphic-properties draw:stroke="none" svg:stroke-color="#000000" draw:fill="none" draw:fill-color="#ffffff" fo:min-height="0.72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5" draw:id="id5" draw:layer="layout" svg:width="4.028cm" svg:height="2.48cm" svg:x="18.973cm" svg:y="11.599cm">
          <text:p text:style-name="P1"><text:span text:style-name="T1">Если </text:span></text:p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" draw:id="id3" draw:layer="layout" svg:width="4.027cm" svg:height="2.479cm" svg:x="18.974cm" svg:y="2.1cm">
          <text:p text:style-name="P1">Начало</text:p>
          <text:p text:style-name="P1">Программы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layer="layout" svg:width="3.471cm" svg:height="4.273cm" svg:x="11.401cm" svg:y="14.951cm">
          <draw:text-box>
            <text:p/>
          </draw:text-box>
        </draw:frame>
        <draw:custom-shape draw:style-name="gr1" draw:text-style-name="P1" xml:id="id2" draw:id="id2" draw:layer="layout" svg:width="4.028cm" svg:height="2.476cm" svg:x="3.173cm" svg:y="139.724cm">
          <text:p text:style-name="P1">Конец </text:p>
          <text:p text:style-name="P1">программыa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draw:line-skew="-24.774cm" svg:x1="16.209cm" svg:y1="82.622cm" svg:x2="5.187cm" svg:y2="139.724cm" draw:start-shape="id1" draw:start-glue-point="8" draw:end-shape="id2" draw:end-glue-point="4" svg:d="M16209 82622v3778h-11022v53324">
          <text:p/>
        </draw:connector>
        <draw:frame draw:style-name="gr4" draw:text-style-name="P3" draw:layer="layout" svg:width="1.871cm" svg:height="1.808cm" svg:x="18.33cm" svg:y="11.879cm">
          <draw:text-box>
            <text:p><text:span text:style-name="T1">да</text:span></text:p>
          </draw:text-box>
        </draw:frame>
        <draw:frame draw:style-name="gr4" draw:text-style-name="P3" draw:layer="layout" svg:width="1.871cm" svg:height="1.808cm" svg:x="22.33cm" svg:y="12.071cm">
          <draw:text-box>
            <text:p><text:span text:style-name="T1">нет</text:span></text:p>
          </draw:text-box>
        </draw:frame>
        <draw:custom-shape draw:style-name="gr1" draw:text-style-name="P4" xml:id="id7" draw:id="id7" draw:layer="layout" svg:width="4.028cm" svg:height="2.477cm" svg:x="21.501cm" svg:y="25.4cm">
          <text:p text:style-name="P1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0.987cm" svg:y1="4.579cm" svg:x2="22.614cm" svg:y2="6.52cm" draw:start-shape="id3" draw:start-glue-point="6" draw:end-shape="id4" draw:end-glue-point="5" svg:d="M20987 4579v971h1627v970">
          <text:p/>
        </draw:connector>
        <draw:connector draw:style-name="gr3" draw:text-style-name="P1" draw:layer="layout" svg:x1="22.614cm" svg:y1="9cm" svg:x2="20.987cm" svg:y2="11.599cm" draw:start-shape="id4" draw:start-glue-point="8" draw:end-shape="id5" draw:end-glue-point="4" svg:d="M22614 9000v1300h-1627v1299">
          <text:p/>
        </draw:connector>
        <draw:connector draw:style-name="gr3" draw:text-style-name="P1" draw:layer="layout" draw:line-skew="0cm -0.45cm" svg:x1="18.973cm" svg:y1="12.839cm" svg:x2="20.987cm" svg:y2="16.22cm" draw:start-shape="id5" draw:start-glue-point="5" draw:end-shape="id6" draw:end-glue-point="4" svg:d="M18973 12839h-501v1861h2515v1520">
          <text:p/>
        </draw:connector>
        <draw:connector draw:style-name="gr3" draw:text-style-name="P1" draw:layer="layout" draw:line-skew="0cm -7.199cm -1.019cm" svg:x1="23.515cm" svg:y1="27.877cm" svg:x2="20.987cm" svg:y2="11.599cm" draw:start-shape="id7" draw:start-glue-point="6" draw:end-shape="id5" draw:end-glue-point="4" svg:d="M23515 27877v501h-12242v-18299h9714v1520">
          <text:p/>
        </draw:connector>
        <draw:custom-shape draw:style-name="gr1" draw:text-style-name="P2" xml:id="id6" draw:id="id6" draw:layer="layout" svg:width="4.028cm" svg:height="2.48cm" svg:x="18.973cm" svg:y="16.22cm">
          <text:p text:style-name="P1"><text:span text:style-name="T1">Если </text:span></text:p>
          <text:p text:style-name="P1"><text:span text:style-name="T1">J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3.471cm" svg:height="4.273cm" svg:x="11.401cm" svg:y="19.572cm">
          <draw:text-box>
            <text:p/>
          </draw:text-box>
        </draw:frame>
        <draw:frame draw:style-name="gr4" draw:text-style-name="P3" draw:layer="layout" svg:width="1.871cm" svg:height="1.808cm" svg:x="18.23cm" svg:y="16.722cm">
          <draw:text-box>
            <text:p><text:span text:style-name="T1">да</text:span></text:p>
          </draw:text-box>
        </draw:frame>
        <draw:frame draw:style-name="gr4" draw:text-style-name="P3" draw:layer="layout" svg:width="1.871cm" svg:height="1.808cm" svg:x="22.33cm" svg:y="16.692cm">
          <draw:text-box>
            <text:p><text:span text:style-name="T1">нет</text:span></text:p>
          </draw:text-box>
        </draw:frame>
        <draw:custom-shape draw:style-name="gr1" draw:text-style-name="P4" xml:id="id9" draw:id="id9" draw:layer="layout" svg:width="4.028cm" svg:height="2.477cm" svg:x="17.301cm" svg:y="21.923cm">
          <text:p text:style-name="P1"><text:span text:style-name="T2">j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8.973cm" svg:y1="17.46cm" svg:x2="17.287cm" svg:y2="18.5cm" draw:start-shape="id6" draw:start-glue-point="5" draw:end-shape="id8" draw:end-glue-point="5" svg:d="M18973 17460h-1686v1040">
          <text:p/>
        </draw:connector>
        <draw:connector draw:style-name="gr3" draw:text-style-name="P1" draw:layer="layout" draw:line-skew="0cm -3.199cm -1.019cm" svg:x1="19.315cm" svg:y1="24.4cm" svg:x2="20.987cm" svg:y2="16.22cm" draw:start-shape="id9" draw:start-glue-point="6" draw:end-shape="id6" draw:end-glue-point="4" svg:d="M19315 24400v501h-5714v-10201h7386v1520">
          <text:p/>
        </draw:connector>
        <draw:connector draw:style-name="gr3" draw:text-style-name="P1" draw:layer="layout" draw:line-skew="5.699cm 7.36cm" svg:x1="23.001cm" svg:y1="12.839cm" svg:x2="20.415cm" svg:y2="31.82cm" draw:start-shape="id5" draw:start-glue-point="7" draw:end-shape="id10" draw:end-glue-point="4" svg:d="M23001 12839h6200v17471h-8786v1510">
          <text:p/>
        </draw:connector>
        <draw:connector draw:style-name="gr3" draw:text-style-name="P1" draw:layer="layout" svg:x1="23.001cm" svg:y1="17.46cm" svg:x2="23.515cm" svg:y2="25.4cm" draw:start-shape="id6" draw:start-glue-point="7" draw:end-shape="id7" draw:end-glue-point="4" svg:d="M23001 17460h514v7940">
          <text:p/>
        </draw:connector>
        <draw:custom-shape draw:style-name="gr1" draw:text-style-name="P1" xml:id="id4" draw:id="id4" draw:layer="layout" svg:width="4.027cm" svg:height="2.48cm" svg:x="20.601cm" svg:y="6.52cm">
          <text:p text:style-name="P1">Ввод:</text:p>
          <text:p text:style-name="P1">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8" draw:id="id8" draw:layer="layout" svg:width="4.027cm" svg:height="2.48cm" svg:x="15.274cm" svg:y="18.5cm">
          <text:p text:style-name="P1">Вывод:</text:p>
          <text:p text:style-name="P1">*((a+i)+j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17.287cm" svg:y1="20.98cm" svg:x2="19.315cm" svg:y2="21.923cm" draw:start-shape="id8" draw:start-glue-point="8" draw:end-shape="id9" draw:end-glue-point="4" svg:d="M17287 20980v472h2028v471">
          <text:p/>
        </draw:connector>
        <draw:custom-shape draw:style-name="gr1" draw:text-style-name="P2" xml:id="id10" draw:id="id10" draw:layer="layout" svg:width="4.028cm" svg:height="2.48cm" svg:x="18.401cm" svg:y="31.82cm">
          <text:p text:style-name="P1"><text:span text:style-name="T1">Если </text:span></text:p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443cm" svg:height="0.9cm" svg:x="17.758cm" svg:y="32cm">
          <draw:text-box>
            <text:p><text:span text:style-name="T1">да</text:span></text:p>
          </draw:text-box>
        </draw:frame>
        <draw:frame draw:style-name="gr6" draw:text-style-name="P3" draw:layer="layout" svg:width="1.4cm" svg:height="1.208cm" svg:x="22.029cm" svg:y="32.023cm">
          <draw:text-box>
            <text:p><text:span text:style-name="T1">нет</text:span></text:p>
          </draw:text-box>
        </draw:frame>
        <draw:custom-shape draw:style-name="gr1" draw:text-style-name="P4" xml:id="id11" draw:id="id11" draw:layer="layout" svg:width="4.028cm" svg:height="2.477cm" svg:x="25.672cm" svg:y="52.88cm">
          <text:p text:style-name="P1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cm -15.664cm -1.019cm" svg:x1="27.686cm" svg:y1="55.357cm" svg:x2="20.415cm" svg:y2="31.82cm" draw:start-shape="id11" draw:start-glue-point="6" draw:end-shape="id10" draw:end-glue-point="4" svg:d="M27686 55357v501h-19299v-25558h12028v1520">
          <text:p/>
        </draw:connector>
        <draw:custom-shape draw:style-name="gr1" draw:text-style-name="P2" xml:id="id13" draw:id="id13" draw:layer="layout" svg:width="4.028cm" svg:height="2.48cm" svg:x="18.401cm" svg:y="39.2cm">
          <text:p text:style-name="P1"><text:span text:style-name="T1">Если </text:span></text:p>
          <text:p text:style-name="P1"><text:span text:style-name="T1">j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3.471cm" svg:height="4.273cm" svg:x="10.729cm" svg:y="39.772cm">
          <draw:text-box>
            <text:p/>
          </draw:text-box>
        </draw:frame>
        <draw:frame draw:style-name="gr5" draw:text-style-name="P3" draw:layer="layout" svg:width="1.871cm" svg:height="0.9cm" svg:x="17.601cm" svg:y="39.2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1.93cm" svg:y="39.239cm">
          <draw:text-box>
            <text:p><text:span text:style-name="T1">Нет</text:span></text:p>
            <text:p><text:span text:style-name="T1"/></text:p>
          </draw:text-box>
        </draw:frame>
        <draw:custom-shape draw:style-name="gr1" draw:text-style-name="P4" xml:id="id12" draw:id="id12" draw:layer="layout" svg:width="4.028cm" svg:height="2.477cm" svg:x="14.301cm" svg:y="44.723cm">
          <text:p text:style-name="P1"><text:span text:style-name="T2">j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6.315cm" svg:y1="47.2cm" svg:x2="20.415cm" svg:y2="39.2cm" draw:start-shape="id12" draw:start-glue-point="6" draw:end-shape="id13" draw:end-glue-point="4" svg:d="M16315 47200v501h-2515v-9002h6615v501">
          <text:p/>
        </draw:connector>
        <draw:connector draw:style-name="gr3" draw:text-style-name="P1" draw:layer="layout" svg:x1="22.429cm" svg:y1="40.44cm" svg:x2="24.351cm" svg:y2="42.2cm" draw:start-shape="id13" draw:start-glue-point="7" draw:end-shape="id14" draw:end-glue-point="4" svg:d="M22429 40440h1922v1760">
          <text:p/>
        </draw:connector>
        <draw:connector draw:style-name="gr3" draw:text-style-name="P1" draw:layer="layout" svg:x1="21.015cm" svg:y1="46.457cm" svg:x2="23.858cm" svg:y2="48.9cm" draw:start-shape="id15" draw:start-glue-point="6" draw:end-shape="id16" draw:end-glue-point="4" svg:d="M21015 46457v1222h2843v1221">
          <text:p/>
        </draw:connector>
        <draw:connector draw:style-name="gr3" draw:text-style-name="P1" draw:layer="layout" svg:x1="20.415cm" svg:y1="38.377cm" svg:x2="20.415cm" svg:y2="39.2cm" draw:start-shape="id17" draw:start-glue-point="6" draw:end-shape="id13" draw:end-glue-point="4" svg:d="M20415 38377v823">
          <text:p/>
        </draw:connector>
        <draw:custom-shape draw:style-name="gr1" draw:text-style-name="P2" xml:id="id14" draw:id="id14" draw:layer="layout" svg:width="4.028cm" svg:height="2.48cm" svg:x="22.337cm" svg:y="42.2cm">
          <text:p text:style-name="P1"><text:span text:style-name="T1">Если </text:span></text:p>
          <text:p text:style-name="P1"><text:span text:style-name="T1">i =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1.871cm" svg:height="1.53cm" svg:x="21.666cm" svg:y="42.57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6.066cm" svg:y="42.539cm">
          <draw:text-box>
            <text:p><text:span text:style-name="T1">нет</text:span></text:p>
            <text:p><text:span text:style-name="T1"/></text:p>
          </draw:text-box>
        </draw:frame>
        <draw:connector draw:style-name="gr3" draw:text-style-name="P1" draw:layer="layout" draw:line-skew="-0.33cm 0.909cm" svg:x1="26.365cm" svg:y1="43.44cm" svg:x2="23.858cm" svg:y2="48.9cm" draw:start-shape="id14" draw:start-glue-point="7" draw:end-shape="id16" draw:end-glue-point="4" svg:d="M26365 43440h171v4260h-2678v1200">
          <text:p/>
        </draw:connector>
        <draw:custom-shape draw:style-name="gr1" draw:text-style-name="P2" xml:id="id16" draw:id="id16" draw:layer="layout" svg:width="4.1cm" svg:height="2.48cm" svg:x="21.808cm" svg:y="48.9cm">
          <text:p text:style-name="P1"><text:span text:style-name="T1">Если </text:span></text:p>
          <text:p text:style-name="P1"><text:span text:style-name="T1">oldsum != sum</text:span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1.871cm" svg:height="1.53cm" svg:x="21.108cm" svg:y="49.28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5.708cm" svg:y="49.18cm">
          <draw:text-box>
            <text:p><text:span text:style-name="T1">нет</text:span></text:p>
            <text:p><text:span text:style-name="T1"/></text:p>
          </draw:text-box>
        </draw:frame>
        <draw:connector draw:style-name="gr3" draw:text-style-name="P1" draw:layer="layout" svg:x1="22.337cm" svg:y1="43.44cm" svg:x2="21.015cm" svg:y2="43.98cm" draw:start-shape="id14" draw:start-glue-point="5" draw:end-shape="id15" draw:end-glue-point="4" svg:d="M22337 43440h-1322v540">
          <text:p/>
        </draw:connector>
        <draw:custom-shape draw:style-name="gr1" draw:text-style-name="P4" xml:id="id15" draw:id="id15" draw:layer="layout" svg:width="4.028cm" svg:height="2.477cm" svg:x="19.001cm" svg:y="43.98cm">
          <text:p text:style-name="P1"><text:span text:style-name="T2">oldsum = su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1.808cm" svg:y1="50.14cm" svg:x2="16.051cm" svg:y2="51.4cm" draw:start-shape="id16" draw:start-glue-point="5" draw:end-shape="id18" draw:end-glue-point="5" svg:d="M21808 50140h-5757v1260">
          <text:p/>
        </draw:connector>
        <draw:connector draw:style-name="gr3" draw:text-style-name="P1" draw:layer="layout" svg:x1="25.908cm" svg:y1="50.14cm" svg:x2="27.686cm" svg:y2="52.88cm" draw:start-shape="id16" draw:start-glue-point="7" draw:end-shape="id11" draw:end-glue-point="4" svg:d="M25908 50140h1778v2740">
          <text:p/>
        </draw:connector>
        <draw:connector draw:style-name="gr3" draw:text-style-name="P1" draw:layer="layout" draw:line-skew="-39.603cm" svg:x1="16.051cm" svg:y1="53.88cm" svg:x2="5.187cm" svg:y2="139.724cm" draw:start-shape="id18" draw:start-glue-point="8" draw:end-shape="id2" draw:end-glue-point="4" svg:d="M16051 53880v3320h-10864v82524">
          <text:p/>
        </draw:connector>
        <draw:connector draw:style-name="gr3" draw:text-style-name="P1" draw:layer="layout" svg:x1="16.315cm" svg:y1="43.777cm" svg:x2="16.315cm" svg:y2="44.723cm" draw:start-shape="id19" draw:start-glue-point="6" draw:end-shape="id12" draw:end-glue-point="4" svg:d="M16315 43777v946">
          <text:p/>
        </draw:connector>
        <draw:connector draw:style-name="gr3" draw:text-style-name="P1" draw:layer="layout" draw:line-skew="12.871cm 11.568cm" svg:x1="22.429cm" svg:y1="33.06cm" svg:x2="20.573cm" svg:y2="60.562cm" draw:start-shape="id10" draw:start-glue-point="7" draw:end-shape="id20" draw:end-glue-point="4" svg:d="M22429 33060h13372v25940h-15228v1562">
          <text:p/>
        </draw:connector>
        <draw:frame draw:style-name="gr2" draw:layer="layout" svg:width="3.471cm" svg:height="4.273cm" svg:x="18.93cm" svg:y="86.441cm">
          <draw:text-box>
            <text:p/>
          </draw:text-box>
        </draw:frame>
        <draw:custom-shape draw:style-name="gr1" draw:text-style-name="P4" xml:id="id17" draw:id="id17" draw:layer="layout" svg:width="4.028cm" svg:height="2.477cm" svg:x="18.401cm" svg:y="35.9cm">
          <text:p text:style-name="P1"><text:span text:style-name="T2">sum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8.401cm" svg:y1="33.06cm" svg:x2="20.415cm" svg:y2="35.9cm" draw:start-shape="id10" draw:start-glue-point="5" draw:end-shape="id17" draw:end-glue-point="4" svg:d="M18401 33060h-501v2040h2515v800">
          <text:p/>
        </draw:connector>
        <draw:custom-shape draw:style-name="gr1" draw:text-style-name="P4" xml:id="id19" draw:id="id19" draw:layer="layout" svg:width="4.028cm" svg:height="2.477cm" svg:x="14.301cm" svg:y="41.3cm">
          <text:p text:style-name="P1"><text:span text:style-name="T2">sum += </text:span></text:p>
          <text:p text:style-name="P1"><text:span text:style-name="T2">*((a+i)+j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8.401cm" svg:y1="40.44cm" svg:x2="16.315cm" svg:y2="41.3cm" draw:start-shape="id13" draw:start-glue-point="5" draw:end-shape="id19" draw:end-glue-point="4" svg:d="M18401 40440h-2086v860">
          <text:p/>
        </draw:connector>
        <draw:custom-shape draw:style-name="gr1" draw:text-style-name="P1" xml:id="id18" draw:id="id18" draw:layer="layout" svg:width="10.699cm" svg:height="2.48cm" svg:x="10.701cm" svg:y="51.4cm">
          <text:p text:style-name="P1">Вывод:</text:p>
          <text:p text:style-name="P1">This is not a magic square <text:s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0" draw:id="id20" draw:layer="layout" svg:width="4.028cm" svg:height="2.48cm" svg:x="18.559cm" svg:y="60.562cm">
          <text:p text:style-name="P1"><text:span text:style-name="T1">Если </text:span></text:p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443cm" svg:height="0.9cm" svg:x="17.916cm" svg:y="60.742cm">
          <draw:text-box>
            <text:p><text:span text:style-name="T1">да</text:span></text:p>
          </draw:text-box>
        </draw:frame>
        <draw:frame draw:style-name="gr6" draw:text-style-name="P3" draw:layer="layout" svg:width="1.4cm" svg:height="1.208cm" svg:x="22.187cm" svg:y="60.765cm">
          <draw:text-box>
            <text:p><text:span text:style-name="T1">нет</text:span></text:p>
          </draw:text-box>
        </draw:frame>
        <draw:custom-shape draw:style-name="gr1" draw:text-style-name="P4" xml:id="id21" draw:id="id21" draw:layer="layout" svg:width="4.028cm" svg:height="2.477cm" svg:x="25.83cm" svg:y="81.622cm">
          <text:p text:style-name="P1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cm -15.664cm -1.019cm" svg:x1="27.844cm" svg:y1="84.099cm" svg:x2="20.573cm" svg:y2="60.562cm" draw:start-shape="id21" draw:start-glue-point="6" draw:end-shape="id20" draw:end-glue-point="4" svg:d="M27844 84099v501h-19299v-25558h12028v1520">
          <text:p/>
        </draw:connector>
        <draw:custom-shape draw:style-name="gr1" draw:text-style-name="P2" xml:id="id23" draw:id="id23" draw:layer="layout" svg:width="4.028cm" svg:height="2.48cm" svg:x="18.559cm" svg:y="67.942cm">
          <text:p text:style-name="P1"><text:span text:style-name="T1">Если </text:span></text:p>
          <text:p text:style-name="P1"><text:span text:style-name="T1">j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3.471cm" svg:height="4.273cm" svg:x="10.887cm" svg:y="68.514cm">
          <draw:text-box>
            <text:p/>
          </draw:text-box>
        </draw:frame>
        <draw:frame draw:style-name="gr5" draw:text-style-name="P3" draw:layer="layout" svg:width="1.871cm" svg:height="0.9cm" svg:x="17.759cm" svg:y="67.942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2.088cm" svg:y="67.981cm">
          <draw:text-box>
            <text:p><text:span text:style-name="T1">Нет</text:span></text:p>
            <text:p><text:span text:style-name="T1"/></text:p>
          </draw:text-box>
        </draw:frame>
        <draw:custom-shape draw:style-name="gr1" draw:text-style-name="P4" xml:id="id22" draw:id="id22" draw:layer="layout" svg:width="4.028cm" svg:height="2.477cm" svg:x="14.459cm" svg:y="73.465cm">
          <text:p text:style-name="P1"><text:span text:style-name="T2">j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6.473cm" svg:y1="75.942cm" svg:x2="20.573cm" svg:y2="67.942cm" draw:start-shape="id22" draw:start-glue-point="6" draw:end-shape="id23" draw:end-glue-point="4" svg:d="M16473 75942v501h-2515v-9002h6615v501">
          <text:p/>
        </draw:connector>
        <draw:connector draw:style-name="gr3" draw:text-style-name="P1" draw:layer="layout" svg:x1="22.587cm" svg:y1="69.182cm" svg:x2="24.509cm" svg:y2="70.942cm" draw:start-shape="id23" draw:start-glue-point="7" draw:end-shape="id24" draw:end-glue-point="4" svg:d="M22587 69182h1922v1760">
          <text:p/>
        </draw:connector>
        <draw:connector draw:style-name="gr3" draw:text-style-name="P1" draw:layer="layout" svg:x1="21.173cm" svg:y1="75.199cm" svg:x2="24.016cm" svg:y2="77.642cm" draw:start-shape="id25" draw:start-glue-point="6" draw:end-shape="id26" draw:end-glue-point="4" svg:d="M21173 75199v1222h2843v1221">
          <text:p/>
        </draw:connector>
        <draw:connector draw:style-name="gr3" draw:text-style-name="P1" draw:layer="layout" svg:x1="20.573cm" svg:y1="67.119cm" svg:x2="20.573cm" svg:y2="67.942cm" draw:start-shape="id27" draw:start-glue-point="6" draw:end-shape="id23" draw:end-glue-point="4" svg:d="M20573 67119v823">
          <text:p/>
        </draw:connector>
        <draw:custom-shape draw:style-name="gr1" draw:text-style-name="P2" xml:id="id24" draw:id="id24" draw:layer="layout" svg:width="4.028cm" svg:height="2.48cm" svg:x="22.495cm" svg:y="70.942cm">
          <text:p text:style-name="P1"><text:span text:style-name="T1">Если </text:span></text:p>
          <text:p text:style-name="P1"><text:span text:style-name="T1">i =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1.871cm" svg:height="1.53cm" svg:x="21.824cm" svg:y="71.312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6.224cm" svg:y="71.281cm">
          <draw:text-box>
            <text:p><text:span text:style-name="T1">нет</text:span></text:p>
            <text:p><text:span text:style-name="T1"/></text:p>
          </draw:text-box>
        </draw:frame>
        <draw:connector draw:style-name="gr3" draw:text-style-name="P1" draw:layer="layout" draw:line-skew="-0.33cm 0.909cm" svg:x1="26.523cm" svg:y1="72.182cm" svg:x2="24.016cm" svg:y2="77.642cm" draw:start-shape="id24" draw:start-glue-point="7" draw:end-shape="id26" draw:end-glue-point="4" svg:d="M26523 72182h171v4260h-2678v1200">
          <text:p/>
        </draw:connector>
        <draw:custom-shape draw:style-name="gr1" draw:text-style-name="P2" xml:id="id26" draw:id="id26" draw:layer="layout" svg:width="4.1cm" svg:height="2.48cm" svg:x="21.966cm" svg:y="77.642cm">
          <text:p text:style-name="P1"><text:span text:style-name="T1">Если </text:span></text:p>
          <text:p text:style-name="P1"><text:span text:style-name="T1">oldsum != sum</text:span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1.871cm" svg:height="1.53cm" svg:x="21.266cm" svg:y="78.022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5.866cm" svg:y="77.922cm">
          <draw:text-box>
            <text:p><text:span text:style-name="T1">нет</text:span></text:p>
            <text:p><text:span text:style-name="T1"/></text:p>
          </draw:text-box>
        </draw:frame>
        <draw:connector draw:style-name="gr3" draw:text-style-name="P1" draw:layer="layout" svg:x1="22.495cm" svg:y1="72.182cm" svg:x2="21.173cm" svg:y2="72.722cm" draw:start-shape="id24" draw:start-glue-point="5" draw:end-shape="id25" draw:end-glue-point="4" svg:d="M22495 72182h-1322v540">
          <text:p/>
        </draw:connector>
        <draw:custom-shape draw:style-name="gr1" draw:text-style-name="P4" xml:id="id25" draw:id="id25" draw:layer="layout" svg:width="4.028cm" svg:height="2.477cm" svg:x="19.159cm" svg:y="72.722cm">
          <text:p text:style-name="P1"><text:span text:style-name="T2">oldsum = su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1.966cm" svg:y1="78.882cm" svg:x2="16.209cm" svg:y2="80.142cm" draw:start-shape="id26" draw:start-glue-point="5" draw:end-shape="id1" draw:end-glue-point="5" svg:d="M21966 78882h-5757v1260">
          <text:p/>
        </draw:connector>
        <draw:connector draw:style-name="gr3" draw:text-style-name="P1" draw:layer="layout" svg:x1="26.066cm" svg:y1="78.882cm" svg:x2="27.844cm" svg:y2="81.622cm" draw:start-shape="id26" draw:start-glue-point="7" draw:end-shape="id21" draw:end-glue-point="4" svg:d="M26066 78882h1778v2740">
          <text:p/>
        </draw:connector>
        <draw:connector draw:style-name="gr3" draw:text-style-name="P1" draw:layer="layout" svg:x1="16.473cm" svg:y1="72.519cm" svg:x2="16.473cm" svg:y2="73.465cm" draw:start-shape="id28" draw:start-glue-point="6" draw:end-shape="id22" draw:end-glue-point="4" svg:d="M16473 72519v946">
          <text:p/>
        </draw:connector>
        <draw:connector draw:style-name="gr3" draw:text-style-name="P1" draw:layer="layout" svg:x1="22.587cm" svg:y1="61.802cm" svg:x2="34.415cm" svg:y2="78.023cm" draw:start-shape="id20" draw:start-glue-point="7" draw:end-shape="id29" draw:end-glue-point="4" svg:d="M22587 61802h11828v16221">
          <text:p/>
        </draw:connector>
        <draw:custom-shape draw:style-name="gr1" draw:text-style-name="P4" xml:id="id27" draw:id="id27" draw:layer="layout" svg:width="4.028cm" svg:height="2.477cm" svg:x="18.559cm" svg:y="64.642cm">
          <text:p text:style-name="P1"><text:span text:style-name="T2">sum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8.559cm" svg:y1="61.802cm" svg:x2="20.573cm" svg:y2="64.642cm" draw:start-shape="id20" draw:start-glue-point="5" draw:end-shape="id27" draw:end-glue-point="4" svg:d="M18559 61802h-501v2040h2515v800">
          <text:p/>
        </draw:connector>
        <draw:custom-shape draw:style-name="gr1" draw:text-style-name="P4" xml:id="id28" draw:id="id28" draw:layer="layout" svg:width="4.028cm" svg:height="2.477cm" svg:x="14.459cm" svg:y="70.042cm">
          <text:p text:style-name="P1"><text:span text:style-name="T2">sum += </text:span></text:p>
          <text:p text:style-name="P1"><text:span text:style-name="T2">*((a+i)+j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8.559cm" svg:y1="69.182cm" svg:x2="16.473cm" svg:y2="70.042cm" draw:start-shape="id23" draw:start-glue-point="5" draw:end-shape="id28" draw:end-glue-point="4" svg:d="M18559 69182h-2086v860">
          <text:p/>
        </draw:connector>
        <draw:custom-shape draw:style-name="gr1" draw:text-style-name="P1" xml:id="id1" draw:id="id1" draw:layer="layout" svg:width="10.699cm" svg:height="2.48cm" svg:x="10.859cm" svg:y="80.142cm">
          <text:p text:style-name="P1">Вывод:</text:p>
          <text:p text:style-name="P1">This is not a magic square <text:s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31" draw:id="id31" draw:layer="layout" svg:width="4.028cm" svg:height="2.48cm" svg:x="18.459cm" svg:y="90.32cm">
          <text:p text:style-name="P1"><text:span text:style-name="T1">Если </text:span></text:p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443cm" svg:height="0.9cm" svg:x="17.816cm" svg:y="90.5cm">
          <draw:text-box>
            <text:p><text:span text:style-name="T1">да</text:span></text:p>
          </draw:text-box>
        </draw:frame>
        <draw:frame draw:style-name="gr6" draw:text-style-name="P3" draw:layer="layout" svg:width="1.4cm" svg:height="1.208cm" svg:x="22.087cm" svg:y="90.523cm">
          <draw:text-box>
            <text:p><text:span text:style-name="T1">нет</text:span></text:p>
          </draw:text-box>
        </draw:frame>
        <draw:custom-shape draw:style-name="gr1" draw:text-style-name="P4" xml:id="id30" draw:id="id30" draw:layer="layout" svg:width="4.028cm" svg:height="2.477cm" svg:x="15.673cm" svg:y="96cm">
          <text:p text:style-name="P1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cm -1.071cm -1.019cm" svg:x1="17.687cm" svg:y1="98.477cm" svg:x2="20.473cm" svg:y2="90.32cm" draw:start-shape="id30" draw:start-glue-point="6" draw:end-shape="id31" draw:end-glue-point="4" svg:d="M17687 98477v501h-3586v-10178h6372v1520">
          <text:p/>
        </draw:connector>
        <draw:frame draw:style-name="gr2" draw:layer="layout" svg:width="3.471cm" svg:height="4.273cm" svg:x="20.358cm" svg:y="95.929cm">
          <draw:text-box>
            <text:p/>
          </draw:text-box>
        </draw:frame>
        <draw:connector draw:style-name="gr3" draw:text-style-name="P1" draw:layer="layout" svg:x1="17.687cm" svg:y1="95.477cm" svg:x2="17.687cm" svg:y2="96cm" draw:start-shape="id32" draw:start-glue-point="6" draw:end-shape="id30" draw:end-glue-point="4" svg:d="M17687 95477v523">
          <text:p/>
        </draw:connector>
        <draw:custom-shape draw:style-name="gr1" draw:text-style-name="P2" xml:id="id33" draw:id="id33" draw:layer="layout" svg:width="4.1cm" svg:height="2.48cm" svg:x="24.68cm" svg:y="101.1cm">
          <text:p text:style-name="P1"><text:span text:style-name="T1">Если </text:span></text:p>
          <text:p text:style-name="P1"><text:span text:style-name="T1">oldsum != sum</text:span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1.871cm" svg:height="1.53cm" svg:x="23.98cm" svg:y="101.48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8.58cm" svg:y="101.38cm">
          <draw:text-box>
            <text:p><text:span text:style-name="T1">нет</text:span></text:p>
            <text:p><text:span text:style-name="T1"/></text:p>
          </draw:text-box>
        </draw:frame>
        <draw:connector draw:style-name="gr3" draw:text-style-name="P1" draw:layer="layout" svg:x1="24.68cm" svg:y1="102.34cm" svg:x2="20.324cm" svg:y2="103.92cm" draw:start-shape="id33" draw:start-glue-point="5" draw:end-shape="id34" draw:end-glue-point="5" svg:d="M24680 102340h-4356v1580">
          <text:p/>
        </draw:connector>
        <draw:connector draw:style-name="gr3" draw:text-style-name="P1" draw:layer="layout" svg:x1="28.78cm" svg:y1="102.34cm" svg:x2="31.187cm" svg:y2="103.723cm" draw:start-shape="id33" draw:start-glue-point="7" draw:end-shape="id35" draw:end-glue-point="4" svg:d="M28780 102340h2407v1383">
          <text:p/>
        </draw:connector>
        <draw:connector draw:style-name="gr3" draw:text-style-name="P1" draw:layer="layout" svg:x1="22.487cm" svg:y1="91.56cm" svg:x2="26.73cm" svg:y2="101.1cm" draw:start-shape="id31" draw:start-glue-point="7" draw:end-shape="id33" draw:end-glue-point="4" svg:d="M22487 91560h4243v9540">
          <text:p/>
        </draw:connector>
        <draw:custom-shape draw:style-name="gr1" draw:text-style-name="P4" xml:id="id32" draw:id="id32" draw:layer="layout" svg:width="4.028cm" svg:height="2.477cm" svg:x="15.673cm" svg:y="93cm">
          <text:p text:style-name="P1"><text:span text:style-name="T2">sum += </text:span></text:p>
          <text:p text:style-name="P1"><text:span text:style-name="T2">*((a+i)+j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8.459cm" svg:y1="91.56cm" svg:x2="17.687cm" svg:y2="93cm" draw:start-shape="id31" draw:start-glue-point="5" draw:end-shape="id32" draw:end-glue-point="4" svg:d="M18459 91560h-772v1440">
          <text:p/>
        </draw:connector>
        <draw:custom-shape draw:style-name="gr1" draw:text-style-name="P1" xml:id="id34" draw:id="id34" draw:layer="layout" svg:width="10.699cm" svg:height="2.48cm" svg:x="14.974cm" svg:y="103.92cm">
          <text:p text:style-name="P1">Вывод:</text:p>
          <text:p text:style-name="P1">This is not a magic square <text:s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-15.863cm" svg:x1="20.324cm" svg:y1="106.4cm" svg:x2="5.187cm" svg:y2="139.724cm" draw:start-shape="id34" draw:start-glue-point="8" draw:end-shape="id2" draw:end-glue-point="4" svg:d="M20324 106400v800h-15137v32524">
          <text:p/>
        </draw:connector>
        <draw:custom-shape draw:style-name="gr1" draw:text-style-name="P2" xml:id="id37" draw:id="id37" draw:layer="layout" svg:width="4.028cm" svg:height="2.48cm" svg:x="18.659cm" svg:y="109.239cm">
          <text:p text:style-name="P1"><text:span text:style-name="T1">Если </text:span></text:p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443cm" svg:height="0.9cm" svg:x="18.016cm" svg:y="109.419cm">
          <draw:text-box>
            <text:p><text:span text:style-name="T1">да</text:span></text:p>
          </draw:text-box>
        </draw:frame>
        <draw:frame draw:style-name="gr9" draw:text-style-name="P3" draw:layer="layout" svg:width="1.4cm" svg:height="0.978cm" svg:x="22.287cm" svg:y="109.442cm">
          <draw:text-box>
            <text:p><text:span text:style-name="T1">нет</text:span></text:p>
          </draw:text-box>
        </draw:frame>
        <draw:custom-shape draw:style-name="gr1" draw:text-style-name="P4" xml:id="id36" draw:id="id36" draw:layer="layout" svg:width="4.028cm" svg:height="2.477cm" svg:x="15.873cm" svg:y="115.82cm">
          <text:p text:style-name="P1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cm -1.271cm -1.019cm" svg:x1="17.887cm" svg:y1="118.297cm" svg:x2="20.673cm" svg:y2="109.239cm" draw:start-shape="id36" draw:start-glue-point="6" draw:end-shape="id37" draw:end-glue-point="4" svg:d="M17887 118297v501h-3786v-11079h6572v1520">
          <text:p/>
        </draw:connector>
        <draw:frame draw:style-name="gr2" draw:layer="layout" svg:width="3.471cm" svg:height="4.273cm" svg:x="23.986cm" svg:y="111.692cm">
          <draw:text-box>
            <text:p/>
          </draw:text-box>
        </draw:frame>
        <draw:connector draw:style-name="gr3" draw:text-style-name="P1" draw:layer="layout" svg:x1="17.887cm" svg:y1="114.396cm" svg:x2="17.887cm" svg:y2="115.82cm" draw:start-shape="id38" draw:start-glue-point="6" draw:end-shape="id36" draw:end-glue-point="4" svg:d="M17887 114396v1424">
          <text:p/>
        </draw:connector>
        <draw:custom-shape draw:style-name="gr1" draw:text-style-name="P2" xml:id="id39" draw:id="id39" draw:layer="layout" svg:width="4.1cm" svg:height="2.48cm" svg:x="28.272cm" svg:y="118.52cm">
          <text:p text:style-name="P1"><text:span text:style-name="T1">Если </text:span></text:p>
          <text:p text:style-name="P1"><text:span text:style-name="T1">oldsum != sum</text:span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1.871cm" svg:height="1.53cm" svg:x="27.572cm" svg:y="118.9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32.172cm" svg:y="118.8cm">
          <draw:text-box>
            <text:p><text:span text:style-name="T1">нет</text:span></text:p>
            <text:p><text:span text:style-name="T1"/></text:p>
          </draw:text-box>
        </draw:frame>
        <draw:connector draw:style-name="gr3" draw:text-style-name="P1" draw:layer="layout" svg:x1="28.272cm" svg:y1="119.76cm" svg:x2="23.152cm" svg:y2="122.12cm" draw:start-shape="id39" draw:start-glue-point="5" draw:end-shape="id40" draw:end-glue-point="5" svg:d="M28272 119760h-5120v2360">
          <text:p/>
        </draw:connector>
        <draw:connector draw:style-name="gr3" draw:text-style-name="P1" draw:layer="layout" svg:x1="32.372cm" svg:y1="119.76cm" svg:x2="32.851cm" svg:y2="122.02cm" draw:start-shape="id39" draw:start-glue-point="7" draw:end-shape="id41" draw:end-glue-point="5" svg:d="M32372 119760h502v1751h-23v509">
          <text:p/>
        </draw:connector>
        <draw:custom-shape draw:style-name="gr1" draw:text-style-name="P4" xml:id="id38" draw:id="id38" draw:layer="layout" svg:width="4.028cm" svg:height="2.477cm" svg:x="15.873cm" svg:y="111.919cm">
          <text:p text:style-name="P1"><text:span text:style-name="T2">sum += </text:span></text:p>
          <text:p text:style-name="P1"><text:span text:style-name="T2">*((a+i)+j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8.659cm" svg:y1="110.479cm" svg:x2="17.887cm" svg:y2="111.919cm" draw:start-shape="id37" draw:start-glue-point="5" draw:end-shape="id38" draw:end-glue-point="4" svg:d="M18659 110479h-772v1440">
          <text:p/>
        </draw:connector>
        <draw:custom-shape draw:style-name="gr1" draw:text-style-name="P1" xml:id="id40" draw:id="id40" draw:layer="layout" svg:width="10.699cm" svg:height="2.48cm" svg:x="17.802cm" svg:y="122.12cm">
          <text:p text:style-name="P1">Вывод:</text:p>
          <text:p text:style-name="P1">This is not a magic square <text:s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4" xml:id="id35" draw:id="id35" draw:layer="layout" svg:width="4.028cm" svg:height="2.477cm" svg:x="29.173cm" svg:y="103.723cm">
          <text:p text:style-name="P1"><text:span text:style-name="T2">sum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-0.02cm" svg:x1="31.187cm" svg:y1="106.2cm" svg:x2="20.673cm" svg:y2="109.239cm" draw:start-shape="id35" draw:start-glue-point="6" draw:end-shape="id37" draw:end-glue-point="4" svg:d="M31187 106200v1500h-10514v1539">
          <text:p/>
        </draw:connector>
        <draw:custom-shape draw:style-name="gr1" draw:text-style-name="P4" xml:id="id29" draw:id="id29" draw:layer="layout" svg:width="4.028cm" svg:height="2.477cm" svg:x="32.401cm" svg:y="78.023cm">
          <text:p text:style-name="P1"><text:span text:style-name="T2">sum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3.39cm" svg:x1="34.415cm" svg:y1="80.5cm" svg:x2="20.473cm" svg:y2="90.32cm" draw:start-shape="id29" draw:start-glue-point="6" draw:end-shape="id31" draw:end-glue-point="4" svg:d="M34415 80500v8300h-13942v1520">
          <text:p/>
        </draw:connector>
        <draw:connector draw:style-name="gr3" draw:text-style-name="P1" draw:layer="layout" draw:line-skew="-5.363cm" svg:x1="23.152cm" svg:y1="124.6cm" svg:x2="5.187cm" svg:y2="139.724cm" draw:start-shape="id40" draw:start-glue-point="8" draw:end-shape="id2" draw:end-glue-point="4" svg:d="M23152 124600v2200h-17965v12924">
          <text:p/>
        </draw:connector>
        <draw:custom-shape draw:style-name="gr1" draw:text-style-name="P1" xml:id="id41" draw:id="id41" draw:layer="layout" svg:width="10.699cm" svg:height="2.48cm" svg:x="27.501cm" svg:y="122.02cm">
          <text:p text:style-name="P1">Вывод:</text:p>
          <text:p text:style-name="P1">This is a magic squar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22.687cm" svg:y1="110.479cm" svg:x2="30.322cm" svg:y2="118.52cm" draw:start-shape="id37" draw:start-glue-point="7" draw:end-shape="id39" draw:end-glue-point="4" svg:d="M22687 110479h7635v8041">
          <text:p/>
        </draw:connector>
        <draw:connector draw:style-name="gr3" draw:text-style-name="P1" draw:layer="layout" draw:line-skew="-2.913cm" svg:x1="32.851cm" svg:y1="124.5cm" svg:x2="5.187cm" svg:y2="139.724cm" draw:start-shape="id41" draw:start-glue-point="8" draw:end-shape="id2" draw:end-glue-point="4" svg:d="M32851 124500v4700h-27664v105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5cm" fo:page-height="14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6T17:33:52.26</meta:creation-date>
    <dc:date>2018-11-04T16:01:00.03</dc:date>
    <meta:editing-duration>PT2H3M</meta:editing-duration>
    <meta:editing-cycles>14</meta:editing-cycles>
    <meta:generator>OpenOffice/4.1.1$Win32 OpenOffice.org_project/411m6$Build-9775</meta:generator>
    <meta:document-statistic meta:object-count="130"/>
  </office:meta>
</office:document-meta>
</file>